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  <style:text-properties officeooo:paragraph-rsid="000f0f50"/>
    </style:style>
    <style:style style:name="P2" style:family="paragraph" style:parent-style-name="Standard">
      <style:text-properties officeooo:paragraph-rsid="000f0f50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paragraph-rsid="00184387"/>
    </style:style>
    <style:style style:name="P4" style:family="paragraph" style:parent-style-name="Standard">
      <style:text-properties officeooo:rsid="0015e522" officeooo:paragraph-rsid="0015e522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1bd181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paragraph-rsid="00184387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paragraph-rsid="001d4e97"/>
    </style:style>
    <style:style style:name="P9" style:family="paragraph" style:parent-style-name="Standard">
      <style:text-properties officeooo:rsid="0015e522" officeooo:paragraph-rsid="0015e522"/>
    </style:style>
    <style:style style:name="P10" style:family="paragraph" style:parent-style-name="Standard">
      <style:text-properties officeooo:paragraph-rsid="000f0f50"/>
    </style:style>
    <style:style style:name="T1" style:family="text">
      <style:text-properties officeooo:rsid="00196798"/>
    </style:style>
    <style:style style:name="T2" style:family="text">
      <style:text-properties officeooo:rsid="001d4e97"/>
    </style:style>
    <style:style style:name="T3" style:family="text">
      <style:text-properties style:font-name="Liberation Mono" fo:font-size="10pt" officeooo:rsid="001d4e97" style:font-name-asian="Noto Sans Mono CJK SC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sudo docker rm -f px4_ros2_gz_yolov8_container </text:span></text:p>
      <text:p text:style-name="P6"><text:span text:style-name="Source_20_Text">pkill -9 px4 </text:span></text:p>
      <text:p text:style-name="P6"><text:span text:style-name="Source_20_Text">pkill -9 MicroXRCEAgent </text:span></text:p>
      <text:p text:style-name="P6"><text:span text:style-name="Source_20_Text">pkill -9 gz</text:span></text:p>
      <text:p text:style-name="P5"><text:span text:style-name="Source_20_Text">xhost +local:docker</text:span></text:p>
      <text:p text:style-name="P5"><text:span text:style-name="Source_20_Text">XAUTH=/tmp/.docker.xauth</text:span></text:p>
      <text:p text:style-name="P5"><text:span text:style-name="Source_20_Text"/></text:p>
      <text:p text:style-name="P5"><text:span text:style-name="Source_20_Text">touch $XAUTH</text:span></text:p>
      <text:p text:style-name="P5"><text:span text:style-name="Source_20_Text"/></text:p>
      <text:p text:style-name="P5"><text:span text:style-name="Source_20_Text">xauth nlist $DISPLAY | sed -e 's/^..../ffff/' | xauth -f $XAUTH nmerge -</text:span></text:p>
      <text:p text:style-name="P5"><text:span text:style-name="Source_20_Text"/></text:p>
      <text:p text:style-name="P5"><text:span text:style-name="Source_20_Text">sudo docker run --privileged -it --gpus all \</text:span></text:p>
      <text:p text:style-name="P5"><text:span text:style-name="Source_20_Text">-e NVIDIA_DRIVER_CAPABILITIES=all \</text:span></text:p>
      <text:p text:style-name="P5"><text:span text:style-name="Source_20_Text">-e NVIDIA_VISIBLE_DEVICES=all \</text:span></text:p>
      <text:p text:style-name="P5"><text:span text:style-name="Source_20_Text">--volume="/tmp/.X11-unix:/tmp/.X11-unix:rw" \</text:span></text:p>
      <text:p text:style-name="P5"><text:span text:style-name="Source_20_Text">--env="XAUTHORITY=$XAUTH" \</text:span></text:p>
      <text:p text:style-name="P5"><text:span text:style-name="Source_20_Text">--volume="$XAUTH:$XAUTH" \</text:span></text:p>
      <text:p text:style-name="P5"><text:span text:style-name="Source_20_Text">--network=host --ipc=host --shm-size=2gb \</text:span></text:p>
      <text:p text:style-name="P5"><text:span text:style-name="Source_20_Text">--env="DISPLAY=$DISPLAY" \</text:span></text:p>
      <text:p text:style-name="P5"><text:span text:style-name="Source_20_Text">--rm --name px4_ros2_gz_yolov8_container \</text:span></text:p>
      <text:p text:style-name="P5"><text:span text:style-name="Source_20_Text">-v /home/ricardo/PX4-ROS2-Gazebo-YOLOv8:/root/PX4-ROS2-Gazebo-YOLOv8 \</text:span></text:p>
      <text:p text:style-name="P5"><text:span text:style-name="Source_20_Text">-v /home/ricardo/PX4-ROS2-Gazebo-YOLOv8/worlds/default_docker.sdf:/root/PX4-Autopilot/Tools/simulation/gz/worlds/default.sdf \</text:span></text:p>
      <text:p text:style-name="P5"><text:span text:style-name="Source_20_Text">-v /home/ricardo/PX4-ROS2-Gazebo-YOLOv8/worlds/default_docker.sdf:/root/PX4-Autopilot/Tools/simulation/gz/worlds/default_docker.sdf \</text:span></text:p>
      <text:p text:style-name="P5"><text:span text:style-name="Source_20_Text">-v /home/ricardo/PX4-ROS2-Gazebo-YOLOv8/px4_ros2_gazebo.yml:/root/.config/tmuxinator/px4_ros2_gazebo.yml \</text:span></text:p>
      <text:p text:style-name="P5"><text:span text:style-name="Source_20_Text">-v /home/ricardo/PX4-ROS2-Gazebo-YOLOv8/yolov8m.pt:/root/PX4-ROS2-Gazebo-YOLOv8/yolov8m.pt \</text:span></text:p>
      <text:p text:style-name="P5"><text:span text:style-name="Source_20_Text">px4_ros2_gz_yolov8_image</text:span></text:p>
      <text:p text:style-name="P2"/>
      <text:p text:style-name="P2"><text:soft-page-break/></text:p>
      <text:p text:style-name="P2"/>
      <text:p text:style-name="P4">进入容器：</text:p>
      <text:p text:style-name="P4"><text:span text:style-name="T1">sudo </text:span>docker exec -it px4_ros2_gz_yolov8_container bash</text:p>
      <text:p text:style-name="P4"/>
      <text:p text:style-name="P4"/>
      <text:p text:style-name="P4">静默进入容器：</text:p>
      <text:p text:style-name="P3"><text:span text:style-name="Source_20_Text">xhost +local:docker</text:span></text:p>
      <text:p text:style-name="P3"><text:span text:style-name="Source_20_Text">XAUTH=/tmp/.docker.xauth</text:span></text:p>
      <text:p text:style-name="P3"><text:span text:style-name="Source_20_Text">touch $XAUTH</text:span></text:p>
      <text:p text:style-name="P3"><text:span text:style-name="Source_20_Text">xauth nlist $DISPLAY | sed -e 's/^..../ffff/' | xauth -f $XAUTH nmerge -</text:span></text:p>
      <text:p text:style-name="P3"><text:span text:style-name="Source_20_Text"/></text:p>
      <text:p text:style-name="P3"><text:span text:style-name="Source_20_Text">sudo docker run --privileged -it --gpus all \</text:span></text:p>
      <text:p text:style-name="P3"><text:span text:style-name="Source_20_Text">-e NVIDIA_DRIVER_CAPABILITIES=all \</text:span></text:p>
      <text:p text:style-name="P3"><text:span text:style-name="Source_20_Text">-e NVIDIA_VISIBLE_DEVICES=all \</text:span></text:p>
      <text:p text:style-name="P3"><text:span text:style-name="Source_20_Text">--volume="/tmp/.X11-unix:/tmp/.X11-unix:rw" \</text:span></text:p>
      <text:p text:style-name="P3"><text:span text:style-name="Source_20_Text">--env="XAUTHORITY=$XAUTH" \</text:span></text:p>
      <text:p text:style-name="P3"><text:span text:style-name="Source_20_Text">--volume="$XAUTH:$XAUTH" \</text:span></text:p>
      <text:p text:style-name="P3"><text:span text:style-name="Source_20_Text">--network=host --ipc=host --shm-size=2gb \</text:span></text:p>
      <text:p text:style-name="P3"><text:span text:style-name="Source_20_Text">--env="DISPLAY=$DISPLAY" \</text:span></text:p>
      <text:p text:style-name="P3"><text:span text:style-name="Source_20_Text">--rm --name px4_ros2_gz_yolov8_container \</text:span></text:p>
      <text:p text:style-name="P3"><text:span text:style-name="Source_20_Text">-v /home/ricardo/PX4-ROS2-Gazebo-YOLOv8/worlds/default_docker.sdf:/root/PX4-Autopilot/Tools/simulation/gz/worlds/default.sdf \</text:span></text:p>
      <text:p text:style-name="P3"><text:span text:style-name="Source_20_Text">-v /home/ricardo/PX4-ROS2-Gazebo-YOLOv8/px4_ros2_gazebo.yml:/root/.config/tmuxinator/px4_ros2_gazebo.yml \</text:span></text:p>
      <text:p text:style-name="P3"><text:span text:style-name="Source_20_Text">-v /home/ricardo/PX4-ROS2-Gazebo-YOLOv8:/root/PX4-ROS2-Gazebo-YOLOv8 \</text:span></text:p>
      <text:p text:style-name="P3"><text:span text:style-name="Source_20_Text">px4_ros2_gz_yolov8_image bash</text:span></text:p>
      <text:p text:style-name="P3"><text:span text:style-name="Source_20_Text"/></text:p>
      <text:p text:style-name="P8"><text:span text:style-name="Source_20_Text"><text:span text:style-name="T2">UAV_</text:span></text:span><text:span text:style-name="Source_20_Text"><text:span text:style-name="T3">1:</text:span></text:span></text:p>
      <text:p text:style-name="P8"><text:span text:style-name="Source_20_Text"><text:span text:style-name="T3">param set BAT_EMERGEN_THR 0.0 </text:span></text:span></text:p>
      <text:p text:style-name="P8"><text:span text:style-name="Source_20_Text"><text:span text:style-name="T3">param set COM_OBL_RC_ACT 0 </text:span></text:span></text:p>
      <text:p text:style-name="P8"><text:span text:style-name="Source_20_Text"><text:span text:style-name="T3">param set COM_DISARM_PRFLT 0 </text:span></text:span></text:p>
      <text:p text:style-name="P8"><text:span text:style-name="Source_20_Text"><text:span text:style-name="T3">commander arm -f; commander mode offboard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0T23:03:35.297005908</meta:creation-date>
    <dc:date>2026-04-13T20:08:05.236135102</dc:date>
    <meta:editing-duration>PT52M1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48" meta:word-count="196" meta:character-count="2068" meta:non-whitespace-character-count="1946"/>
  </office:meta>
</office:document-meta>
</file>